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Название_20_объекта">
      <style:paragraph-properties fo:text-align="center" style:justify-single-word="false"/>
    </style:style>
    <style:style style:name="P12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5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8080"/>
    </style:style>
    <style:style style:name="T10" style:family="text"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T11" style:family="text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2" style:family="text">
      <style:text-properties fo:color="#808080" fo:language="en" fo:country="US"/>
    </style:style>
    <style:style style:name="T13" style:family="text">
      <style:text-properties fo:background-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2" text:outline-level="1">сишные трюки<text:line-break/>(<text:span text:style-name="T1">1</text:span>0<text:span text:style-name="T1">h</text:span> выпуск)</text:h>
      <text:p text:style-name="Standard">крис касперски ака мыщъх, <text:span text:style-name="T1">a.k.a. souriz</text:span>, <text:span text:style-name="T1">a.k.a. nezumi</text:span>, <text:span text:style-name="T1">a.k.a. elraton</text:span>, <text:span text:style-name="T1">no</text:span>-<text:span text:style-name="T1">email</text:span></text:p>
      <text:p text:style-name="P6"/>
      <text:p text:style-name="P10">этот выпуск трюков в некотором смысле особенный, а особенный он, потому что юбилейный (в шестнадцатеричной нотации). мыщъх долго готовился к такому знаменательному событию, отбирая самые вкусные трюки, но… в конце концов трюков оказалось столько (и один вкуснее другого), что пришлось просто подкинуть монетку, выбрав четыре трюка наугад.</text:p>
      <text:h text:style-name="Heading_20_2" text:outline-level="2">трюк 1 — обход префикса "<text:span text:style-name="T1">_</text:span>"</text:h>
      <text:p text:style-name="P7">Си-соглашение о передаче параметров (обычно обозначаемое как <text:span text:style-name="T1">cdecl </text:span>от <text:span text:style-name="T1">C Declaration)</text:span>, которому подчиняются все Си-функции, если только их тип не специфицирован явно, заставляет компилятор помешать префикс "_" перед именем каждой функции, чтобы линкер мог определить, что он имеет дело именно с "<text:span text:style-name="T1">cdecl</text:span>", а не, скажем, <text:span text:style-name="T1">stdcall.</text:span></text:p>
      <text:p text:style-name="P7">Поэтому, категорически не рекомендуется использовать перед функциями знак подчеркивания, особенно при смешанном стиле программирования (то есть когда <text:span text:style-name="T1">cdecl </text:span>функции используются наряду с <text:span text:style-name="T1">stdcall)</text:span>, в противном случае линкер может запутаться, вызывав совсем не ту функции или выдать ошибку, дескать нет такой функции и ничего линковать я не буду, хотя такая функция на самом деле есть. Обычно это случается при портиировании программы, написанной в одной среде разработке, под другие платформы.</text:p>
      <text:p text:style-name="P7">Хорошо, а как быть, если текст программы уже кишит функциями с префиксами знака подчеркивания, что в частности любит делать <text:span text:style-name="T1">Microsoft</text:span>, отмечая таким образом нестандартные функции, отсутствующие в <text:span text:style-name="T1">ANSI C</text:span>. Переделывать программу, заменяя знаки подчеркивания на что-нибудь другое — себе обойдется дороже. Хорошо, если она вообще потом соберется, а если даже и соберется, нет гарантий, что не появится кучи ошибок в самых разных местах.</text:p>
      <text:p text:style-name="P7">И вот тут на помощь нам приходит трюкачество. А именно — макросы. Допустим, мы имеем функцию <text:span text:style-name="T1">_f()</text:span> и хотим избабится от знака подчеркивания. Как это мы делаем? Да очень просто:</text:p>
      <text:p text:style-name="P10"/>
      <text:p text:style-name="P3">#define _f() x_f()</text:p>
      <text:p text:style-name="P3">x_f();</text:p>
      <text:p text:style-name="P11">Листинг<text:span text:style-name="T1"> </text:span><text:sequence text:ref-name="refЛистинг0" text:name="Листинг" text:formula="ooow:Листинг+1" style:num-format="1">1</text:sequence><text:span text:style-name="T1"> </text:span>избавляемся от префиксов знака подчеркивания через макросы</text:p>
      <text:p text:style-name="P7">Фокус в том, что макросы "разворачиваются" препроцессором в Си-код, в котором зловредных префиксов уже не оказывается и риск развалить программу — минимален (однако, не стоит забывать, что макросы вносят множество побочных эффектов и обращаться с ними следует _крайне_ осторожно).</text:p>
      <text:p text:style-name="P7"/>
      <text:h text:style-name="Heading_20_2" text:outline-level="2">трюк 2 — динамические массивы</text:h>
      <text:p text:style-name="P7">Известно, что язык Си не поддерживает динамических массивов. Ну не поддерживает и все тут. Хоть тресни. Хоть убейся о Газель. Хоть грызи зубами лед. А динамические массивы все равно нужны. Функции семейства <text:span text:style-name="T1">malloc </text:span>не в счет, поскольку они выделяют именно блок памяти, а не массив, что совсем не одного и тоже.</text:p>
      <text:p text:style-name="P7">И вот на этот случай есть один хитрый древний трюк. Когда-то это широко известный но потом позабытый, что очень странно, поскольку это не простой трюк, а очень даже нужный и важный. Короче, рассмотрим следующую структуру:</text:p>
      <text:p text:style-name="P10"/>
      <text:p text:style-name="P2"><text:tab/>struct string</text:p>
      <text:p text:style-name="P2"><text:tab/>{</text:p>
      <text:p text:style-name="P1"><text:span text:style-name="T4"><text:tab/><text:tab/>int<text:tab/>length;<text:tab/><text:tab/></text:span><text:span text:style-name="T5">// </text:span><text:span text:style-name="T4">длина строки</text:span></text:p>
      <text:p text:style-name="P1"><text:span text:style-name="T4"><text:tab/><text:tab/>char<text:tab/>data [1];<text:tab/></text:span><text:span text:style-name="T5">// </text:span><text:span text:style-name="T4">память зарезервированная для строки</text:span></text:p>
      <text:p text:style-name="P2"><text:tab/>};</text:p>
      <text:p text:style-name="P11">Листинг <text:sequence text:ref-name="refЛистинг1" text:name="Листинг" text:formula="ooow:Листинг+1" style:num-format="1">2</text:sequence> структура, реализующая динамический массив</text:p>
      <text:p text:style-name="P7"><text:soft-page-break/>Элемент <text:span text:style-name="T1">"length" </text:span>хранит длину строки, а <text:span text:style-name="T1">"char data [1]" </text:span>это не сама строка (как это можно подумать поначалу), а место _зарезервированное_ под нее. Осталось только научиться как с этой структурой обращаться.</text:p>
      <text:p text:style-name="P7">Рассмотрим следующий фрагмент кода, реализующий настоящий динамический массив:</text:p>
      <text:p text:style-name="P9"/>
      <text:p text:style-name="P9"><text:span text:style-name="T11">// </text:span><text:span text:style-name="T10">некая строка с динамическим массивом внутри</text:span></text:p>
      <text:p text:style-name="P2"><text:tab/>string* p2 = ...<text:tab/></text:p>
      <text:p text:style-name="P2"><text:tab/>...</text:p>
      <text:p text:style-name="P2"><text:tab/></text:p>
      <text:p text:style-name="P1"><text:span text:style-name="T10"><text:tab/></text:span><text:span text:style-name="T11">// </text:span><text:span text:style-name="T10">выделение памяти, необходимой для строки размеров </text:span><text:span text:style-name="T11">p2-&gt;length</text:span></text:p>
      <text:p text:style-name="P1"><text:span text:style-name="T11"><text:tab/>// </text:span><text:span text:style-name="T10">минус один заранее зарезервированный байт</text:span></text:p>
      <text:p text:style-name="P1"><text:span text:style-name="T4"><text:tab/>struct string s = malloc (sizeof (struct string) + p2-&gt;length - 1);</text:span></text:p>
      <text:p text:style-name="P2"><text:tab/></text:p>
      <text:p text:style-name="P1"><text:span text:style-name="T10"><text:tab/></text:span><text:span text:style-name="T11">// </text:span><text:span text:style-name="T10">инициализация элемента структуры </text:span><text:span text:style-name="T11">length</text:span></text:p>
      <text:p text:style-name="P2"><text:tab/>s-&gt;length = p2-&gt;length;</text:p>
      <text:p text:style-name="P3"><text:tab/></text:p>
      <text:p text:style-name="P1"><text:span text:style-name="T11"><text:tab/>// </text:span><text:span text:style-name="T10">копирование строки из </text:span><text:span text:style-name="T11">p2 </text:span><text:span text:style-name="T10">в </text:span><text:span text:style-name="T11">s</text:span></text:p>
      <text:p text:style-name="P2"><text:tab/>strncpy (s-&gt;data, p2-&gt;data, p2-&gt;length);</text:p>
      <text:p text:style-name="P2"><text:tab/>...</text:p>
      <text:p text:style-name="P1"><text:span text:style-name="T11"><text:tab/>// </text:span><text:span text:style-name="T10">освобождение </text:span><text:span text:style-name="T11">s</text:span></text:p>
      <text:p text:style-name="P2"><text:tab/>free (s);</text:p>
      <text:p text:style-name="P2"><text:tab/>...</text:p>
      <text:p text:style-name="P11">Листинг<text:span text:style-name="T1"> </text:span><text:sequence text:ref-name="refЛистинг2" text:name="Листинг" text:formula="ooow:Листинг+1" style:num-format="1">3</text:sequence><text:span text:style-name="T1"> </text:span>практический пример использования динамических массивов</text:p>
      <text:p text:style-name="P7">Ну и в чем здесь прикол? А в том, что язык Си с его вольностями в трактовке типов позволяет нам выделить блок памяти произвольной длины и "натянуть" на него структуру <text:span text:style-name="T1">string</text:span>. При этом первые ячейки займет элемент <text:span text:style-name="T1">length </text:span>типа <text:span text:style-name="T1">int</text:span>, а остальное — данные строки, длина которой может и не совпадать с <text:span text:style-name="T1">data[1]</text:span>. Действуя таким образом, мы можем, например, имитировать <text:span text:style-name="T1">PASCAL-</text:span>строки (однако, следует сказать, что с С++ данный трюк не работает, точнее работает, но дает непредсказуемый результат и потому применять его крайне опасно, это может позволить себе только опытный программист).</text:p>
      <text:h text:style-name="Heading_20_2" text:outline-level="2">трюк 3 — экономия памяти</text:h>
      <text:p text:style-name="P7">Допустим, нам потребовалось выделить три локальные переменные типа <text:span text:style-name="T1">char</text:span> и еще один массив типа <text:span text:style-name="T1">char[5]</text:span>. Ну, потребовалось, ну что тут такого? Хорошо, тогда попробуйте ответить на вопрос: сколько байт мы при этом израсходовали? Голос из толпы: восемь! Всего восемь байт?! Это же за компилятор такой у вас, ась?! Берем <text:span text:style-name="T1">MS VC (</text:span>впрочем, с тем же успехом можно брать и любой другой) и компилируем следующий код:</text:p>
      <text:p text:style-name="P7"/>
      <text:p text:style-name="P4">foo()</text:p>
      <text:p text:style-name="P4">{</text:p>
      <text:p text:style-name="P4"><text:tab/>char a;</text:p>
      <text:p text:style-name="P4"><text:tab/>char b;</text:p>
      <text:p text:style-name="P4"><text:tab/>char c;</text:p>
      <text:p text:style-name="P4"><text:tab/>char d[5];</text:p>
      <text:p text:style-name="P4">}</text:p>
      <text:p text:style-name="P11">Листинг<text:span text:style-name="T1"> </text:span><text:sequence text:ref-name="refЛистинг3" text:name="Листинг" text:formula="ooow:Листинг+1" style:num-format="1">4</text:sequence><text:span text:style-name="T1"> </text:span>функция с тремя переменными типа <text:span text:style-name="T1">char </text:span>и одной <text:span text:style-name="T1">char[5]</text:span></text:p>
      <text:p text:style-name="P7">Сморим на откомпилированный код, дизассемблированный <text:span text:style-name="T1">IDA Pro</text:span> (крепко держать за стул):</text:p>
      <text:p text:style-name="P8"/>
      <text:p text:style-name="P1"><text:span text:style-name="T6">.text:00000000 _foo</text:span><text:span text:style-name="T7"><text:tab/><text:tab/></text:span><text:span text:style-name="T6">proc near</text:span></text:p>
      <text:p text:style-name="P1"><text:span text:style-name="T6">.text:00000000</text:span><text:span text:style-name="T7"><text:tab/><text:tab/><text:tab/></text:span><text:span text:style-name="T6">push</text:span><text:span text:style-name="T7"><text:tab/></text:span><text:span text:style-name="T6">ebp</text:span></text:p>
      <text:p text:style-name="P1"><text:span text:style-name="T6">.text:00000001</text:span><text:span text:style-name="T7"><text:tab/><text:tab/><text:tab/></text:span><text:span text:style-name="T6">mov</text:span><text:span text:style-name="T7"><text:tab/></text:span><text:span text:style-name="T6">ebp, esp</text:span></text:p>
      <text:p text:style-name="P1"><text:span text:style-name="T5">.text:00000003</text:span><text:span text:style-name="T4"><text:tab/><text:tab/><text:tab/></text:span><text:span text:style-name="T5">sub</text:span><text:span text:style-name="T4"><text:tab/></text:span><text:span text:style-name="T5">esp, 14h</text:span></text:p>
      <text:p text:style-name="P1"><text:span text:style-name="T6">.text:00000006</text:span><text:span text:style-name="T7"><text:tab/><text:tab/><text:tab/></text:span><text:span text:style-name="T6">mov</text:span><text:span text:style-name="T7"><text:tab/></text:span><text:span text:style-name="T6">esp, ebp</text:span></text:p>
      <text:p text:style-name="P1"><text:span text:style-name="T6">.text:00000008</text:span><text:span text:style-name="T7"><text:tab/><text:tab/><text:tab/></text:span><text:span text:style-name="T6">pop</text:span><text:span text:style-name="T7"><text:tab/></text:span><text:span text:style-name="T6">ebp</text:span></text:p>
      <text:p text:style-name="P1"><text:span text:style-name="T6">.text:00000009 </text:span><text:span text:style-name="T7"><text:tab/><text:tab/></text:span><text:span text:style-name="T6">retn</text:span></text:p>
      <text:p text:style-name="P1"><text:span text:style-name="T6">.text:00000009 _foo</text:span><text:span text:style-name="T7"><text:tab/><text:tab/></text:span><text:span text:style-name="T6">endp</text:span></text:p>
      <text:p text:style-name="P11">Листинг <text:sequence text:ref-name="refЛистинг4" text:name="Листинг" text:formula="ooow:Листинг+1" style:num-format="1">5</text:sequence> откомпилированный результат листинга 4</text:p>
      <text:p text:style-name="P7">Откуда тут взялось 14<text:span text:style-name="T1">h (20) </text:span>байт локальной памяти?! Все очень просто. Компилятор в угоду производительности самопроизвольно выравнивает все переменные по границе двойного слова. Итого мы получаем <text:span text:style-name="T1">3*max(1,4) + max(5,8) = 12 + 8 = 20</text:span>. Вот они наши "оптимизированные" 20 байт вместо ожидаемых 5ти.</text:p>
      <text:p text:style-name="P7"><text:soft-page-break/>А что делать, если нам не нужна такая оптимизация?! Все просто — гоним переменные в структуру, предварительно отключив выравнивание соответствующей прагмой компилятора (в частности, у <text:span text:style-name="T1">MS VC </text:span>за это отвечает ключевое слово "#pragma pack( [ n] )", где <text:span text:style-name="T1">n – </text:span>желаемая кратность выравнивания в данном случае равная единице, то есть выравнивание производится по границе одного байта или, говоря иными словами, не производится вовсе).</text:p>
      <text:p text:style-name="P7">Переписанный код будет выглядеть приблизительно так:</text:p>
      <text:p text:style-name="P7"/>
      <text:p text:style-name="P7"/>
      <text:p text:style-name="P4">#pragma pack( 1 )</text:p>
      <text:p text:style-name="P4">struct bar</text:p>
      <text:p text:style-name="P4">{</text:p>
      <text:p text:style-name="P4"><text:tab/>char a;</text:p>
      <text:p text:style-name="P4"><text:tab/>char b;</text:p>
      <text:p text:style-name="P4"><text:tab/>char c;</text:p>
      <text:p text:style-name="P4"><text:tab/>char d[5];</text:p>
      <text:p text:style-name="P4">};</text:p>
      <text:p text:style-name="P4"/>
      <text:p text:style-name="P4">foo()</text:p>
      <text:p text:style-name="P4">{</text:p>
      <text:p text:style-name="P4"><text:tab/>struct bar baz;</text:p>
      <text:p text:style-name="P4">}</text:p>
      <text:p text:style-name="P11">Листинг <text:sequence text:ref-name="refЛистинг5" text:name="Листинг" text:formula="ooow:Листинг+1" style:num-format="1">6</text:sequence> оптимизированный вариант с отключенным выравниванием</text:p>
      <text:p text:style-name="P7">Смотрим на откомпилированный код, дизассемблированный все той же <text:span text:style-name="T1">IDA Pro.</text:span></text:p>
      <text:p text:style-name="P8"/>
      <text:p text:style-name="P4">.text:00000000 _foo<text:tab/><text:tab/>proc<text:tab/>near</text:p>
      <text:p text:style-name="P4">.text:00000000<text:tab/><text:tab/><text:tab/>push<text:tab/>ebp</text:p>
      <text:p text:style-name="P4">.text:00000001<text:tab/><text:tab/><text:tab/>mov<text:tab/>ebp, esp</text:p>
      <text:p text:style-name="P3">.text:00000003<text:tab/><text:tab/><text:tab/>sub<text:tab/>esp, 8</text:p>
      <text:p text:style-name="P4">.text:00000006<text:tab/><text:tab/><text:tab/>mov<text:tab/>esp, ebp</text:p>
      <text:p text:style-name="P4">.text:00000008<text:tab/><text:tab/><text:tab/>pop<text:tab/>ebp</text:p>
      <text:p text:style-name="P4">.text:00000009<text:tab/><text:tab/><text:tab/>retn</text:p>
      <text:p text:style-name="P1"><text:span text:style-name="T6">.text:00000009 _foo<text:tab/><text:tab/>endp</text:span></text:p>
      <text:p text:style-name="P11">Листинг<text:span text:style-name="T1"> </text:span><text:sequence text:ref-name="refЛистинг6" text:name="Листинг" text:formula="ooow:Листинг+1" style:num-format="1">7</text:sequence><text:span text:style-name="T1"> </text:span>дизассемблированный код с отключенным выравниванием</text:p>
      <text:p text:style-name="P7">Вот оно! Вот они наши 8 ожидаемых байт вместо непредвиденных 20<text:span text:style-name="T1">'</text:span>ти! Правда, скорость доступа к переменным за счет отключения выравнивания слегка упала, но… с не выровненными данными процессоры научились эффективно бороться еще со времен <text:span text:style-name="T1">Pentium-II</text:span>, а вот если данные не влезут в кэш первого уровня, тогда падения производительности действительно не избежать.</text:p>
      <text:h text:style-name="Heading_20_2" text:outline-level="2">трюк 4 —загадка чистых виртуальных методов</text:h>
      <text:p text:style-name="P7">В предыдущих выпусках этой рубрики мы не касались вопросов приплюснутого си, но на случай юбилея сделаем исключение. Как известно, в любом учебнике по Си++ черным по белому написано, что невозможно создать экземпляр (<text:span text:style-name="T1">instantiate) </text:span>класса, имеющего чистый виртуальный метод (<text:span text:style-name="T1">pure virtual method</text:span>), при условии, что он никогда не вызывается. В этом, собственно говоря, и заключается суть концепции абстрактных классов.</text:p>
      <text:p text:style-name="P7">На самом деле, не всему написанному можно верить и приплюснутый си открывает достаточно большие возможности для трюкачества. Поставленную задачу можно решить например, так:</text:p>
      <text:p text:style-name="P7"/>
      <text:p text:style-name="P5">class base</text:p>
      <text:p text:style-name="P5">{</text:p>
      <text:p text:style-name="P5"><text:tab/>public:</text:p>
      <text:p text:style-name="P5"><text:tab/><text:tab/>base();</text:p>
      <text:p text:style-name="P1"><text:span text:style-name="T6"><text:tab/><text:tab/></text:span><text:span text:style-name="T7">virtual void f() = 0;</text:span></text:p>
      <text:p text:style-name="P5">};</text:p>
      <text:p text:style-name="P5"/>
      <text:p text:style-name="P5">class derived : public base</text:p>
      <text:p text:style-name="P5">{</text:p>
      <text:p text:style-name="P5"><text:tab/>public:</text:p>
      <text:p text:style-name="P5"><text:tab/><text:tab/>virtual void f() {}</text:p>
      <text:p text:style-name="P5">};</text:p>
      <text:p text:style-name="P5"/>
      <text:p text:style-name="P1"><text:span text:style-name="T7">void G(base&amp; b)</text:span><text:span text:style-name="T6">{}</text:span></text:p>
      <text:p text:style-name="P4"/>
      <text:p text:style-name="P5">base::base() {G(*this);}</text:p>
      <text:p text:style-name="P4"><text:soft-page-break/></text:p>
      <text:p text:style-name="P5">main()</text:p>
      <text:p text:style-name="P5">{</text:p>
      <text:p text:style-name="P1"><text:span text:style-name="T6"><text:tab/></text:span><text:span text:style-name="T7">derived d;</text:span></text:p>
      <text:p text:style-name="P5">}</text:p>
      <text:p text:style-name="P11">Листинг<text:span text:style-name="T1"> </text:span><text:sequence text:ref-name="refЛистинг7" text:name="Листинг" text:formula="ooow:Листинг+1" style:num-format="1">8</text:sequence><text:span text:style-name="T1"> </text:span>трюковый код, создающий экземпляр объекта с чистой виртуальной функций, которая никогда не вызывается</text:p>
      <text:p text:style-name="P7">После компиляции (в данном случае использовался компилятор <text:span text:style-name="T1">Microsoft Visual C++)</text:span> мы увидим (<text:span text:style-name="T13">см. листинг </text:span><text:span text:style-name="T2">7</text:span>), что когда создается экземпляр <text:span text:style-name="T1">d</text:span>, то конструктор <text:span text:style-name="T1">base::base</text:span> будет вызывать функцию <text:span text:style-name="T1">G</text:span>, передавая ей в качестве указателя <text:span text:style-name="T1">this </text:span>указатель на <text:span text:style-name="T1">base</text:span>, но не на <text:span text:style-name="T1">derived</text:span>, что, собственно говоря, и требовалось доказать.</text:p>
      <text:p text:style-name="P7"/>
      <text:p text:style-name="P1"><text:span text:style-name="T6">.text:00000005 public: __thiscall Base::Base(void) proc near</text:span></text:p>
      <text:p text:style-name="P4">.text:00000005<text:tab/><text:tab/><text:tab/><text:tab/><text:tab/>; CODE XREF: Derived::Derived(void)+A↓p</text:p>
      <text:p text:style-name="P4">.text:00000005</text:p>
      <text:p text:style-name="P4">.text:00000005 var_4<text:tab/><text:tab/>= dword ptr -4</text:p>
      <text:p text:style-name="P4">.text:00000005</text:p>
      <text:p text:style-name="P4">.text:00000005<text:tab/><text:tab/><text:tab/>push<text:tab/>ebp</text:p>
      <text:p text:style-name="P4">.text:00000006<text:tab/><text:tab/><text:tab/>mov<text:tab/>ebp, esp</text:p>
      <text:p text:style-name="P4">.text:00000008<text:tab/><text:tab/><text:tab/>push<text:tab/>ecx</text:p>
      <text:p text:style-name="P1"><text:span text:style-name="T5">.text:00000009<text:tab/><text:tab/><text:tab/>mov<text:tab/>[ebp+var_4], ecx</text:span><text:span text:style-name="T4"><text:tab/></text:span><text:span text:style-name="T5">; this (base::base)</text:span></text:p>
      <text:p text:style-name="P4">.text:0000000C<text:tab/><text:tab/><text:tab/>mov<text:tab/>eax, [ebp+var_4]</text:p>
      <text:p text:style-name="P4">.text:0000000F<text:tab/><text:tab/><text:tab/>mov<text:tab/>dword ptr [eax], offset const Base::`vftable'</text:p>
      <text:p text:style-name="P3">.text:00000015<text:tab/><text:tab/><text:tab/>mov<text:tab/>ecx, [ebp+var_4]</text:p>
      <text:p text:style-name="P3">.text:00000018<text:tab/><text:tab/><text:tab/>push<text:tab/>ecx</text:p>
      <text:p text:style-name="P3">.text:00000019<text:tab/><text:tab/><text:tab/>call<text:tab/>G(Base &amp;)</text:p>
      <text:p text:style-name="P4">.text:0000001E<text:tab/><text:tab/><text:tab/>add<text:tab/>esp, 4</text:p>
      <text:p text:style-name="P4">.text:00000021<text:tab/><text:tab/><text:tab/>mov<text:tab/>eax, [ebp+var_4]</text:p>
      <text:p text:style-name="P4">.text:00000024<text:tab/><text:tab/><text:tab/>mov<text:tab/>esp, ebp</text:p>
      <text:p text:style-name="P4">.text:00000026<text:tab/><text:tab/><text:tab/>pop<text:tab/>ebp</text:p>
      <text:p text:style-name="P4">.text:00000027<text:tab/><text:tab/><text:tab/>retn</text:p>
      <text:p text:style-name="P4">.text:00000027 public: __thiscall Base::Base(void) endp</text:p>
      <text:p text:style-name="P11">Листинг<text:span text:style-name="T1"> </text:span><text:sequence text:ref-name="refЛистинг8" text:name="Листинг" text:formula="ooow:Листинг+1" style:num-format="1">9</text:sequence><text:span text:style-name="T1"> </text:span>результат компиляции "трюкового" кода компилятором <text:span text:style-name="T1">MS</text:span> <text:span text:style-name="T1">Visual C++ 6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8-07T07:00:00</dc:date>
    <meta:editing-cycles>43</meta:editing-cycles>
    <meta:editing-duration>PT2H19M</meta:editing-duration>
    <meta:document-statistic meta:table-count="0" meta:image-count="0" meta:object-count="0" meta:page-count="4" meta:paragraph-count="132" meta:word-count="1278" meta:character-count="8847" meta:non-whitespace-character-count="7585"/>
    <meta:generator>LibreOffice/5.1.4.2$Windows_x86 LibreOffice_project/f99d75f39f1c57ebdd7ffc5f42867c12031db97a</meta:generator>
  </office:meta>
</office:document-meta>
</file>